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m Prices:</text:p>
      <text:p text:style-name="Text_20_body">1x 3 bed dorm. $375 per person. </text:p>
      <text:p text:style-name="Text_20_body">1x 4 bed dorm. $350 per person. </text:p>
      <text:p text:style-name="Text_20_body">6x Double room single occupancy. $550.</text:p>
      <text:p text:style-name="Text_20_body">Double room double occupancy. $950. </text:p>
      <text:p text:style-name="Text_20_body"/>
      <text:p text:style-name="Text_20_body">Prices include:</text:p>
      <text:p text:style-name="P2">7 x nights accommodation</text:p>
      <text:p text:style-name="Text_20_body">7 x breakfast </text:p>
      <text:p text:style-name="Text_20_body">5x evening meal </text:p>
      <text:p text:style-name="Text_20_body">1 x transfer to group evening meal </text:p>
      <text:p text:style-name="Text_20_body">Free use of long-boards, snorkeling equipment</text:p>
      <text:p text:style-name="Text_20_body">Free Wireless</text:p>
      <text:p text:style-name="Text_20_body"> </text:p>
      <text:p text:style-name="P1">Packages: </text:p>
      <text:p text:style-name="Text_20_body">Surf Week: </text:p>
      <text:p text:style-name="Text_20_body">Level 1 </text:p>
      <text:p text:style-name="Text_20_body">10 hours of surf lessons, free hire of equipment, 2 theory lessons and video analysis. $150.</text:p>
      <text:p text:style-name="Text_20_body"/>
      <text:p text:style-name="Text_20_body">Level 2</text:p>
      <text:p text:style-name="Text_20_body">10 hours of surf lessons, free hire of equipment, 2 theory lessons and video analysis. $150.</text:p>
      <text:p text:style-name="Text_20_body"/>
      <text:p text:style-name="P2">Surf and Yoga Week: 10 hours of surf lessons, free hire of equipment, 2 theory lessons and video analysis. 6 Yoga sessions. $190.</text:p>
      <text:p text:style-name="P2"/>
      <text:p text:style-name="P2">Yoga Week: 6 yoga sessions. $50. 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7T17:51:32.15</meta:creation-date>
    <dc:date>2015-07-01T17:36:00.70</dc:date>
    <meta:editing-duration>PT36M55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21" meta:word-count="122" meta:character-count="695"/>
  </office:meta>
</office:document-meta>
</file>